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yr2k</text:p>
          </table:table-cell>
          <table:table-cell table:formula="of:=MAX([.B3:.B100])" office:value-type="float" office:value="14958" calcext:value-type="float">
            <text:p>14958</text:p>
          </table:table-cell>
          <table:table-cell table:formula="of:=AVERAGE([.C3:.C100])" office:value-type="float" office:value="18658542756.1333" calcext:value-type="float">
            <text:p>18658542756.1333</text:p>
          </table:table-cell>
          <table:table-cell table:formula="of:=AVERAGE([.D3:.D100])" office:value-type="float" office:value="9325927367.4" calcext:value-type="float">
            <text:p>9325927367.4</text:p>
          </table:table-cell>
          <table:table-cell table:formula="of:=AVERAGE([.E3:.E100])" office:value-type="float" office:value="2768755.33333333" calcext:value-type="float">
            <text:p>2768755.33333333</text:p>
          </table:table-cell>
          <table:table-cell table:formula="of:=AVERAGE([.F3:.F100])" office:value-type="float" office:value="399656662.8" calcext:value-type="float">
            <text:p>399656662.8</text:p>
          </table:table-cell>
          <table:table-cell table:formula="of:=AVERAGE([.G3:.G100])" office:value-type="float" office:value="370183040.6" calcext:value-type="float">
            <text:p>370183040.6</text:p>
          </table:table-cell>
          <table:table-cell table:formula="of:=AVERAGE([.H3:.H100])" office:value-type="float" office:value="41601080.4666667" calcext:value-type="float">
            <text:p>41601080.4666667</text:p>
          </table:table-cell>
          <table:table-cell table:formula="of:=AVERAGE([.I3:.I100])" office:value-type="float" office:value="38.8666666666667" calcext:value-type="float">
            <text:p>38.8666666667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2.00073993333333" calcext:value-type="float">
            <text:p>2.0007399333</text:p>
          </table:table-cell>
          <table:table-cell table:formula="of:=AVERAGE([.O3:.O100])" office:value-type="float" office:value="2768755.33333333" calcext:value-type="float">
            <text:p>2768755.33333333</text:p>
          </table:table-cell>
          <table:table-cell table:formula="of:=AVERAGE([.P3:.P100])" office:value-type="float" office:value="25.6522314" calcext:value-type="float">
            <text:p>25.6522314</text:p>
          </table:table-cell>
          <table:table-cell table:formula="of:=AVERAGE([.Q3:.Q100])" office:value-type="float" office:value="23.7604384" calcext:value-type="float">
            <text:p>23.7604384</text:p>
          </table:table-cell>
          <table:table-cell table:formula="of:=AVERAGE([.R3:.R100])" office:value-type="float" office:value="2.67011366666667" calcext:value-type="float">
            <text:p>2.6701136667</text:p>
          </table:table-cell>
          <table:table-cell table:formula="of:=AVERAGE([.S3:.S100])" office:value-type="float" office:value="1.08" calcext:value-type="float">
            <text:p>1.08</text:p>
          </table:table-cell>
          <table:table-cell table:formula="of:=AVERAGE([.T3:.T100])" office:value-type="float" office:value="8.89866666666667" calcext:value-type="float">
            <text:p>8.8986666667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1003" calcext:value-type="float">
            <text:p>1003</text:p>
          </table:table-cell>
          <table:table-cell office:value-type="float" office:value="18602722086" calcext:value-type="float">
            <text:p>18602722086</text:p>
          </table:table-cell>
          <table:table-cell office:value-type="float" office:value="9414979589" calcext:value-type="float">
            <text:p>9414979589</text:p>
          </table:table-cell>
          <table:table-cell office:value-type="float" office:value="2865414" calcext:value-type="float">
            <text:p>2865414</text:p>
          </table:table-cell>
          <table:table-cell office:value-type="float" office:value="397969348" calcext:value-type="float">
            <text:p>397969348</text:p>
          </table:table-cell>
          <table:table-cell office:value-type="float" office:value="368454128" calcext:value-type="float">
            <text:p>368454128</text:p>
          </table:table-cell>
          <table:table-cell office:value-type="float" office:value="42396383" calcext:value-type="float">
            <text:p>4239638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864" calcext:value-type="float">
            <text:p>1.975864</text:p>
          </table:table-cell>
          <table:table-cell office:value-type="float" office:value="2865414" calcext:value-type="float">
            <text:p>2865414</text:p>
          </table:table-cell>
          <table:table-cell office:value-type="float" office:value="25.393856" calcext:value-type="float">
            <text:p>25.393856</text:p>
          </table:table-cell>
          <table:table-cell office:value-type="float" office:value="23.510534" calcext:value-type="float">
            <text:p>23.510534</text:p>
          </table:table-cell>
          <table:table-cell office:value-type="float" office:value="2.705253" calcext:value-type="float">
            <text:p>2.705253</text:p>
          </table:table-cell>
          <table:table-cell office:value-type="float" office:value="1.08" calcext:value-type="float">
            <text:p>1.08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2006" calcext:value-type="float">
            <text:p>2006</text:p>
          </table:table-cell>
          <table:table-cell office:value-type="float" office:value="18918902283" calcext:value-type="float">
            <text:p>18918902283</text:p>
          </table:table-cell>
          <table:table-cell office:value-type="float" office:value="9449557347" calcext:value-type="float">
            <text:p>9449557347</text:p>
          </table:table-cell>
          <table:table-cell office:value-type="float" office:value="2813236" calcext:value-type="float">
            <text:p>2813236</text:p>
          </table:table-cell>
          <table:table-cell office:value-type="float" office:value="405512569" calcext:value-type="float">
            <text:p>405512569</text:p>
          </table:table-cell>
          <table:table-cell office:value-type="float" office:value="375519250" calcext:value-type="float">
            <text:p>375519250</text:p>
          </table:table-cell>
          <table:table-cell office:value-type="float" office:value="42582177" calcext:value-type="float">
            <text:p>425821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2094" calcext:value-type="float">
            <text:p>2.002094</text:p>
          </table:table-cell>
          <table:table-cell office:value-type="float" office:value="2813236" calcext:value-type="float">
            <text:p>2813236</text:p>
          </table:table-cell>
          <table:table-cell office:value-type="float" office:value="25.875179" calcext:value-type="float">
            <text:p>25.875179</text:p>
          </table:table-cell>
          <table:table-cell office:value-type="float" office:value="23.961349" calcext:value-type="float">
            <text:p>23.961349</text:p>
          </table:table-cell>
          <table:table-cell office:value-type="float" office:value="2.717108" calcext:value-type="float">
            <text:p>2.717108</text:p>
          </table:table-cell>
          <table:table-cell office:value-type="float" office:value="1.08" calcext:value-type="float">
            <text:p>1.08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3009" calcext:value-type="float">
            <text:p>3009</text:p>
          </table:table-cell>
          <table:table-cell office:value-type="float" office:value="19261218250" calcext:value-type="float">
            <text:p>19261218250</text:p>
          </table:table-cell>
          <table:table-cell office:value-type="float" office:value="9653245247" calcext:value-type="float">
            <text:p>9653245247</text:p>
          </table:table-cell>
          <table:table-cell office:value-type="float" office:value="2901322" calcext:value-type="float">
            <text:p>2901322</text:p>
          </table:table-cell>
          <table:table-cell office:value-type="float" office:value="412666199" calcext:value-type="float">
            <text:p>412666199</text:p>
          </table:table-cell>
          <table:table-cell office:value-type="float" office:value="382159432" calcext:value-type="float">
            <text:p>382159432</text:p>
          </table:table-cell>
          <table:table-cell office:value-type="float" office:value="43314098" calcext:value-type="float">
            <text:p>433140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9531" calcext:value-type="float">
            <text:p>1.99531</text:p>
          </table:table-cell>
          <table:table-cell office:value-type="float" office:value="2901322" calcext:value-type="float">
            <text:p>2901322</text:p>
          </table:table-cell>
          <table:table-cell office:value-type="float" office:value="26.331642" calcext:value-type="float">
            <text:p>26.331642</text:p>
          </table:table-cell>
          <table:table-cell office:value-type="float" office:value="24.385048" calcext:value-type="float">
            <text:p>24.385048</text:p>
          </table:table-cell>
          <table:table-cell office:value-type="float" office:value="2.763811" calcext:value-type="float">
            <text:p>2.763811</text:p>
          </table:table-cell>
          <table:table-cell office:value-type="float" office:value="1.08" calcext:value-type="float">
            <text:p>1.08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4012" calcext:value-type="float">
            <text:p>4012</text:p>
          </table:table-cell>
          <table:table-cell office:value-type="float" office:value="18796576581" calcext:value-type="float">
            <text:p>18796576581</text:p>
          </table:table-cell>
          <table:table-cell office:value-type="float" office:value="9377643461" calcext:value-type="float">
            <text:p>9377643461</text:p>
          </table:table-cell>
          <table:table-cell office:value-type="float" office:value="2761014" calcext:value-type="float">
            <text:p>2761014</text:p>
          </table:table-cell>
          <table:table-cell office:value-type="float" office:value="402770259" calcext:value-type="float">
            <text:p>402770259</text:p>
          </table:table-cell>
          <table:table-cell office:value-type="float" office:value="373012919" calcext:value-type="float">
            <text:p>373012919</text:p>
          </table:table-cell>
          <table:table-cell office:value-type="float" office:value="41695859" calcext:value-type="float">
            <text:p>4169585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4403" calcext:value-type="float">
            <text:p>2.004403</text:p>
          </table:table-cell>
          <table:table-cell office:value-type="float" office:value="2761014" calcext:value-type="float">
            <text:p>2761014</text:p>
          </table:table-cell>
          <table:table-cell office:value-type="float" office:value="25.700197" calcext:value-type="float">
            <text:p>25.700197</text:p>
          </table:table-cell>
          <table:table-cell office:value-type="float" office:value="23.801424" calcext:value-type="float">
            <text:p>23.801424</text:p>
          </table:table-cell>
          <table:table-cell office:value-type="float" office:value="2.660553" calcext:value-type="float">
            <text:p>2.660553</text:p>
          </table:table-cell>
          <table:table-cell office:value-type="float" office:value="1.08" calcext:value-type="float">
            <text:p>1.08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5015" calcext:value-type="float">
            <text:p>5015</text:p>
          </table:table-cell>
          <table:table-cell office:value-type="float" office:value="18403010003" calcext:value-type="float">
            <text:p>18403010003</text:p>
          </table:table-cell>
          <table:table-cell office:value-type="float" office:value="9170702375" calcext:value-type="float">
            <text:p>9170702375</text:p>
          </table:table-cell>
          <table:table-cell office:value-type="float" office:value="2700078" calcext:value-type="float">
            <text:p>2700078</text:p>
          </table:table-cell>
          <table:table-cell office:value-type="float" office:value="394141660" calcext:value-type="float">
            <text:p>394141660</text:p>
          </table:table-cell>
          <table:table-cell office:value-type="float" office:value="365189625" calcext:value-type="float">
            <text:p>365189625</text:p>
          </table:table-cell>
          <table:table-cell office:value-type="float" office:value="40827493" calcext:value-type="float">
            <text:p>408274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6718" calcext:value-type="float">
            <text:p>2.006718</text:p>
          </table:table-cell>
          <table:table-cell office:value-type="float" office:value="2700078" calcext:value-type="float">
            <text:p>2700078</text:p>
          </table:table-cell>
          <table:table-cell office:value-type="float" office:value="25.149618" calcext:value-type="float">
            <text:p>25.149618</text:p>
          </table:table-cell>
          <table:table-cell office:value-type="float" office:value="23.302229" calcext:value-type="float">
            <text:p>23.302229</text:p>
          </table:table-cell>
          <table:table-cell office:value-type="float" office:value="2.605144" calcext:value-type="float">
            <text:p>2.605144</text:p>
          </table:table-cell>
          <table:table-cell office:value-type="float" office:value="1.08" calcext:value-type="float">
            <text:p>1.08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6018" calcext:value-type="float">
            <text:p>6018</text:p>
          </table:table-cell>
          <table:table-cell office:value-type="float" office:value="18593509300" calcext:value-type="float">
            <text:p>18593509300</text:p>
          </table:table-cell>
          <table:table-cell office:value-type="float" office:value="9301324584" calcext:value-type="float">
            <text:p>9301324584</text:p>
          </table:table-cell>
          <table:table-cell office:value-type="float" office:value="2783521" calcext:value-type="float">
            <text:p>2783521</text:p>
          </table:table-cell>
          <table:table-cell office:value-type="float" office:value="398156568" calcext:value-type="float">
            <text:p>398156568</text:p>
          </table:table-cell>
          <table:table-cell office:value-type="float" office:value="368876373" calcext:value-type="float">
            <text:p>368876373</text:p>
          </table:table-cell>
          <table:table-cell office:value-type="float" office:value="41532391" calcext:value-type="float">
            <text:p>415323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99017" calcext:value-type="float">
            <text:p>1.999017</text:p>
          </table:table-cell>
          <table:table-cell office:value-type="float" office:value="2783521" calcext:value-type="float">
            <text:p>2783521</text:p>
          </table:table-cell>
          <table:table-cell office:value-type="float" office:value="25.405804" calcext:value-type="float">
            <text:p>25.405804</text:p>
          </table:table-cell>
          <table:table-cell office:value-type="float" office:value="23.537476" calcext:value-type="float">
            <text:p>23.537476</text:p>
          </table:table-cell>
          <table:table-cell office:value-type="float" office:value="2.650123" calcext:value-type="float">
            <text:p>2.650123</text:p>
          </table:table-cell>
          <table:table-cell office:value-type="float" office:value="1.08" calcext:value-type="float">
            <text:p>1.08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7021" calcext:value-type="float">
            <text:p>7021</text:p>
          </table:table-cell>
          <table:table-cell office:value-type="float" office:value="19142008386" calcext:value-type="float">
            <text:p>19142008386</text:p>
          </table:table-cell>
          <table:table-cell office:value-type="float" office:value="9551290750" calcext:value-type="float">
            <text:p>9551290750</text:p>
          </table:table-cell>
          <table:table-cell office:value-type="float" office:value="2815187" calcext:value-type="float">
            <text:p>2815187</text:p>
          </table:table-cell>
          <table:table-cell office:value-type="float" office:value="410222171" calcext:value-type="float">
            <text:p>410222171</text:p>
          </table:table-cell>
          <table:table-cell office:value-type="float" office:value="379873368" calcext:value-type="float">
            <text:p>379873368</text:p>
          </table:table-cell>
          <table:table-cell office:value-type="float" office:value="42449244" calcext:value-type="float">
            <text:p>424492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4128" calcext:value-type="float">
            <text:p>2.004128</text:p>
          </table:table-cell>
          <table:table-cell office:value-type="float" office:value="2815187" calcext:value-type="float">
            <text:p>2815187</text:p>
          </table:table-cell>
          <table:table-cell office:value-type="float" office:value="26.175692" calcext:value-type="float">
            <text:p>26.175692</text:p>
          </table:table-cell>
          <table:table-cell office:value-type="float" office:value="24.239178" calcext:value-type="float">
            <text:p>24.239178</text:p>
          </table:table-cell>
          <table:table-cell office:value-type="float" office:value="2.708626" calcext:value-type="float">
            <text:p>2.708626</text:p>
          </table:table-cell>
          <table:table-cell office:value-type="float" office:value="1.08" calcext:value-type="float">
            <text:p>1.08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8024" calcext:value-type="float">
            <text:p>8024</text:p>
          </table:table-cell>
          <table:table-cell office:value-type="float" office:value="18381823201" calcext:value-type="float">
            <text:p>18381823201</text:p>
          </table:table-cell>
          <table:table-cell office:value-type="float" office:value="9159626639" calcext:value-type="float">
            <text:p>9159626639</text:p>
          </table:table-cell>
          <table:table-cell office:value-type="float" office:value="2705179" calcext:value-type="float">
            <text:p>2705179</text:p>
          </table:table-cell>
          <table:table-cell office:value-type="float" office:value="393651497" calcext:value-type="float">
            <text:p>393651497</text:p>
          </table:table-cell>
          <table:table-cell office:value-type="float" office:value="364753014" calcext:value-type="float">
            <text:p>364753014</text:p>
          </table:table-cell>
          <table:table-cell office:value-type="float" office:value="40791465" calcext:value-type="float">
            <text:p>4079146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6831" calcext:value-type="float">
            <text:p>2.006831</text:p>
          </table:table-cell>
          <table:table-cell office:value-type="float" office:value="2705179" calcext:value-type="float">
            <text:p>2705179</text:p>
          </table:table-cell>
          <table:table-cell office:value-type="float" office:value="25.11834" calcext:value-type="float">
            <text:p>25.11834</text:p>
          </table:table-cell>
          <table:table-cell office:value-type="float" office:value="23.27437" calcext:value-type="float">
            <text:p>23.27437</text:p>
          </table:table-cell>
          <table:table-cell office:value-type="float" office:value="2.602845" calcext:value-type="float">
            <text:p>2.602845</text:p>
          </table:table-cell>
          <table:table-cell office:value-type="float" office:value="1.08" calcext:value-type="float">
            <text:p>1.08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9028" calcext:value-type="float">
            <text:p>9028</text:p>
          </table:table-cell>
          <table:table-cell office:value-type="float" office:value="18319176185" calcext:value-type="float">
            <text:p>18319176185</text:p>
          </table:table-cell>
          <table:table-cell office:value-type="float" office:value="9157110792" calcext:value-type="float">
            <text:p>9157110792</text:p>
          </table:table-cell>
          <table:table-cell office:value-type="float" office:value="2745497" calcext:value-type="float">
            <text:p>2745497</text:p>
          </table:table-cell>
          <table:table-cell office:value-type="float" office:value="392265323" calcext:value-type="float">
            <text:p>392265323</text:p>
          </table:table-cell>
          <table:table-cell office:value-type="float" office:value="363452156" calcext:value-type="float">
            <text:p>363452156</text:p>
          </table:table-cell>
          <table:table-cell office:value-type="float" office:value="40929277" calcext:value-type="float">
            <text:p>4092927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0541" calcext:value-type="float">
            <text:p>2.000541</text:p>
          </table:table-cell>
          <table:table-cell office:value-type="float" office:value="2745497" calcext:value-type="float">
            <text:p>2745497</text:p>
          </table:table-cell>
          <table:table-cell office:value-type="float" office:value="25.004961" calcext:value-type="float">
            <text:p>25.004961</text:p>
          </table:table-cell>
          <table:table-cell office:value-type="float" office:value="23.168264" calcext:value-type="float">
            <text:p>23.168264</text:p>
          </table:table-cell>
          <table:table-cell office:value-type="float" office:value="2.609037" calcext:value-type="float">
            <text:p>2.609037</text:p>
          </table:table-cell>
          <table:table-cell office:value-type="float" office:value="1.08" calcext:value-type="float">
            <text:p>1.08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10031" calcext:value-type="float">
            <text:p>10031</text:p>
          </table:table-cell>
          <table:table-cell office:value-type="float" office:value="18759236974" calcext:value-type="float">
            <text:p>18759236974</text:p>
          </table:table-cell>
          <table:table-cell office:value-type="float" office:value="9353709107" calcext:value-type="float">
            <text:p>9353709107</text:p>
          </table:table-cell>
          <table:table-cell office:value-type="float" office:value="2756700" calcext:value-type="float">
            <text:p>2756700</text:p>
          </table:table-cell>
          <table:table-cell office:value-type="float" office:value="401920283" calcext:value-type="float">
            <text:p>401920283</text:p>
          </table:table-cell>
          <table:table-cell office:value-type="float" office:value="372247630" calcext:value-type="float">
            <text:p>372247630</text:p>
          </table:table-cell>
          <table:table-cell office:value-type="float" office:value="41613941" calcext:value-type="float">
            <text:p>416139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554" calcext:value-type="float">
            <text:p>2.00554</text:p>
          </table:table-cell>
          <table:table-cell office:value-type="float" office:value="2756700" calcext:value-type="float">
            <text:p>2756700</text:p>
          </table:table-cell>
          <table:table-cell office:value-type="float" office:value="25.64596" calcext:value-type="float">
            <text:p>25.64596</text:p>
          </table:table-cell>
          <table:table-cell office:value-type="float" office:value="23.75259" calcext:value-type="float">
            <text:p>23.75259</text:p>
          </table:table-cell>
          <table:table-cell office:value-type="float" office:value="2.655326" calcext:value-type="float">
            <text:p>2.655326</text:p>
          </table:table-cell>
          <table:table-cell office:value-type="float" office:value="1.08" calcext:value-type="float">
            <text:p>1.08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11034" calcext:value-type="float">
            <text:p>11034</text:p>
          </table:table-cell>
          <table:table-cell office:value-type="float" office:value="19123878945" calcext:value-type="float">
            <text:p>19123878945</text:p>
          </table:table-cell>
          <table:table-cell office:value-type="float" office:value="9540627799" calcext:value-type="float">
            <text:p>9540627799</text:p>
          </table:table-cell>
          <table:table-cell office:value-type="float" office:value="2812743" calcext:value-type="float">
            <text:p>2812743</text:p>
          </table:table-cell>
          <table:table-cell office:value-type="float" office:value="409688156" calcext:value-type="float">
            <text:p>409688156</text:p>
          </table:table-cell>
          <table:table-cell office:value-type="float" office:value="379485320" calcext:value-type="float">
            <text:p>379485320</text:p>
          </table:table-cell>
          <table:table-cell office:value-type="float" office:value="42401873" calcext:value-type="float">
            <text:p>4240187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4468" calcext:value-type="float">
            <text:p>2.004468</text:p>
          </table:table-cell>
          <table:table-cell office:value-type="float" office:value="2812743" calcext:value-type="float">
            <text:p>2812743</text:p>
          </table:table-cell>
          <table:table-cell office:value-type="float" office:value="26.141617" calcext:value-type="float">
            <text:p>26.141617</text:p>
          </table:table-cell>
          <table:table-cell office:value-type="float" office:value="24.214417" calcext:value-type="float">
            <text:p>24.214417</text:p>
          </table:table-cell>
          <table:table-cell office:value-type="float" office:value="2.705603" calcext:value-type="float">
            <text:p>2.705603</text:p>
          </table:table-cell>
          <table:table-cell office:value-type="float" office:value="1.08" calcext:value-type="float">
            <text:p>1.08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12037" calcext:value-type="float">
            <text:p>12037</text:p>
          </table:table-cell>
          <table:table-cell office:value-type="float" office:value="19067320699" calcext:value-type="float">
            <text:p>19067320699</text:p>
          </table:table-cell>
          <table:table-cell office:value-type="float" office:value="9547163491" calcext:value-type="float">
            <text:p>9547163491</text:p>
          </table:table-cell>
          <table:table-cell office:value-type="float" office:value="2861486" calcext:value-type="float">
            <text:p>2861486</text:p>
          </table:table-cell>
          <table:table-cell office:value-type="float" office:value="408377802" calcext:value-type="float">
            <text:p>408377802</text:p>
          </table:table-cell>
          <table:table-cell office:value-type="float" office:value="378262205" calcext:value-type="float">
            <text:p>378262205</text:p>
          </table:table-cell>
          <table:table-cell office:value-type="float" office:value="42580329" calcext:value-type="float">
            <text:p>425803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97171" calcext:value-type="float">
            <text:p>1.997171</text:p>
          </table:table-cell>
          <table:table-cell office:value-type="float" office:value="2861486" calcext:value-type="float">
            <text:p>2861486</text:p>
          </table:table-cell>
          <table:table-cell office:value-type="float" office:value="26.058004" calcext:value-type="float">
            <text:p>26.058004</text:p>
          </table:table-cell>
          <table:table-cell office:value-type="float" office:value="24.136372" calcext:value-type="float">
            <text:p>24.136372</text:p>
          </table:table-cell>
          <table:table-cell office:value-type="float" office:value="2.71699" calcext:value-type="float">
            <text:p>2.71699</text:p>
          </table:table-cell>
          <table:table-cell office:value-type="float" office:value="1.08" calcext:value-type="float">
            <text:p>1.08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13040" calcext:value-type="float">
            <text:p>13040</text:p>
          </table:table-cell>
          <table:table-cell office:value-type="float" office:value="18737037789" calcext:value-type="float">
            <text:p>18737037789</text:p>
          </table:table-cell>
          <table:table-cell office:value-type="float" office:value="9343522150" calcext:value-type="float">
            <text:p>9343522150</text:p>
          </table:table-cell>
          <table:table-cell office:value-type="float" office:value="2754020" calcext:value-type="float">
            <text:p>2754020</text:p>
          </table:table-cell>
          <table:table-cell office:value-type="float" office:value="401520843" calcext:value-type="float">
            <text:p>401520843</text:p>
          </table:table-cell>
          <table:table-cell office:value-type="float" office:value="371853819" calcext:value-type="float">
            <text:p>371853819</text:p>
          </table:table-cell>
          <table:table-cell office:value-type="float" office:value="41557543" calcext:value-type="float">
            <text:p>415575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5351" calcext:value-type="float">
            <text:p>2.005351</text:p>
          </table:table-cell>
          <table:table-cell office:value-type="float" office:value="2754020" calcext:value-type="float">
            <text:p>2754020</text:p>
          </table:table-cell>
          <table:table-cell office:value-type="float" office:value="25.620472" calcext:value-type="float">
            <text:p>25.620472</text:p>
          </table:table-cell>
          <table:table-cell office:value-type="float" office:value="23.727463" calcext:value-type="float">
            <text:p>23.727463</text:p>
          </table:table-cell>
          <table:table-cell office:value-type="float" office:value="2.651728" calcext:value-type="float">
            <text:p>2.651728</text:p>
          </table:table-cell>
          <table:table-cell office:value-type="float" office:value="1.08" calcext:value-type="float">
            <text:p>1.08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14043" calcext:value-type="float">
            <text:p>14043</text:p>
          </table:table-cell>
          <table:table-cell office:value-type="float" office:value="18376831335" calcext:value-type="float">
            <text:p>18376831335</text:p>
          </table:table-cell>
          <table:table-cell office:value-type="float" office:value="9157737273" calcext:value-type="float">
            <text:p>9157737273</text:p>
          </table:table-cell>
          <table:table-cell office:value-type="float" office:value="2697747" calcext:value-type="float">
            <text:p>2697747</text:p>
          </table:table-cell>
          <table:table-cell office:value-type="float" office:value="393548844" calcext:value-type="float">
            <text:p>393548844</text:p>
          </table:table-cell>
          <table:table-cell office:value-type="float" office:value="364654669" calcext:value-type="float">
            <text:p>364654669</text:p>
          </table:table-cell>
          <table:table-cell office:value-type="float" office:value="40769790" calcext:value-type="float">
            <text:p>4076979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067" calcext:value-type="float">
            <text:p>2.0067</text:p>
          </table:table-cell>
          <table:table-cell office:value-type="float" office:value="2697747" calcext:value-type="float">
            <text:p>2697747</text:p>
          </table:table-cell>
          <table:table-cell office:value-type="float" office:value="25.11179" calcext:value-type="float">
            <text:p>25.11179</text:p>
          </table:table-cell>
          <table:table-cell office:value-type="float" office:value="23.268093" calcext:value-type="float">
            <text:p>23.268093</text:p>
          </table:table-cell>
          <table:table-cell office:value-type="float" office:value="2.601462" calcext:value-type="float">
            <text:p>2.601462</text:p>
          </table:table-cell>
          <table:table-cell office:value-type="float" office:value="1.08" calcext:value-type="float">
            <text:p>1.08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float" office:value="14958" calcext:value-type="float">
            <text:p>14958</text:p>
          </table:table-cell>
          <table:table-cell office:value-type="float" office:value="17394889325" calcext:value-type="float">
            <text:p>17394889325</text:p>
          </table:table-cell>
          <table:table-cell office:value-type="float" office:value="8710669907" calcext:value-type="float">
            <text:p>8710669907</text:p>
          </table:table-cell>
          <table:table-cell office:value-type="float" office:value="2558186" calcext:value-type="float">
            <text:p>2558186</text:p>
          </table:table-cell>
          <table:table-cell office:value-type="float" office:value="372438420" calcext:value-type="float">
            <text:p>372438420</text:p>
          </table:table-cell>
          <table:table-cell office:value-type="float" office:value="344951701" calcext:value-type="float">
            <text:p>344951701</text:p>
          </table:table-cell>
          <table:table-cell office:value-type="float" office:value="38574344" calcext:value-type="float">
            <text:p>3857434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96963" calcext:value-type="float">
            <text:p>1.996963</text:p>
          </table:table-cell>
          <table:table-cell office:value-type="float" office:value="2558186" calcext:value-type="float">
            <text:p>2558186</text:p>
          </table:table-cell>
          <table:table-cell office:value-type="float" office:value="26.050339" calcext:value-type="float">
            <text:p>26.050339</text:p>
          </table:table-cell>
          <table:table-cell office:value-type="float" office:value="24.127769" calcext:value-type="float">
            <text:p>24.127769</text:p>
          </table:table-cell>
          <table:table-cell office:value-type="float" office:value="2.698096" calcext:value-type="float">
            <text:p>2.698096</text:p>
          </table:table-cell>
          <table:table-cell office:value-type="float" office:value="1.08" calcext:value-type="float">
            <text:p>1.08</text:p>
          </table:table-cell>
          <table:table-cell office:value-type="float" office:value="8.94" calcext:value-type="float">
            <text:p>8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5:44:37.648929541</dc:date>
    <meta:editing-duration>PT6M41S</meta:editing-duration>
    <meta:editing-cycles>6</meta:editing-cycles>
    <meta:generator>LibreOffice/5.1.4.2$Linux_X86_64 LibreOffice_project/10m0$Build-2</meta:generator>
    <meta:document-statistic meta:table-count="1" meta:cell-count="340" meta:object-count="0"/>
  </office:meta>
</office:document-meta>
</file>